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7cm" svg:height="9.004cm" svg:x="2.203cm" svg:y="3.719cm">
            <draw:object draw:notify-on-update-of-ranges="Hoja1.A2:Hoja1.A4 Hoja1.B1:Hoja1.B1 Hoja1.B2:Hoja1.B4 Hoja1.E1:Hoja1.E1 Hoja1.E2:Hoja1.E4 Hoja1.H1:Hoja1.H1 Hoja1.H2:Hoja1.H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8.833cm" svg:y="3.533cm">
            <draw:object draw:notify-on-update-of-ranges="Hoja1.A2:Hoja1.A4 Hoja1.C1:Hoja1.C1 Hoja1.C2:Hoja1.C4 Hoja1.F1:Hoja1.F1 Hoja1.F2:Hoja1.F4 Hoja1.I1:Hoja1.I1 Hoja1.I2:Hoja1.I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9.114cm" svg:y="13.202cm">
            <draw:object draw:notify-on-update-of-ranges="Hoja1.A2:Hoja1.A4 Hoja1.D1:Hoja1.D1 Hoja1.D2:Hoja1.D4 Hoja1.G1:Hoja1.G1 Hoja1.G2:Hoja1.G4 Hoja1.J1:Hoja1.J1 Hoja1.J2:Hoja1.J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table:number-columns-repeated="3" office:value-type="string" calcext:value-type="string">
            <text:p>Vecinos</text:p>
          </table:table-cell>
          <table:table-cell table:number-columns-repeated="3" office:value-type="string" calcext:value-type="string">
            <text:p>Bilineal</text:p>
          </table:table-cell>
          <table:table-cell table:number-columns-repeated="3" office:value-type="string" calcext:value-type="string">
            <text:p>Spl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00.066" calcext:value-type="float">
            <text:p>300,066</text:p>
          </table:table-cell>
          <table:table-cell table:style-name="ce2" office:value-type="float" office:value="23.3586" calcext:value-type="float">
            <text:p>23,35860</text:p>
          </table:table-cell>
          <table:table-cell table:style-name="ce2" office:value-type="float" office:value="1.541" calcext:value-type="float">
            <text:p>1,54100</text:p>
          </table:table-cell>
          <table:table-cell office:value-type="float" office:value="151.549" calcext:value-type="float">
            <text:p>151,549</text:p>
          </table:table-cell>
          <table:table-cell office:value-type="float" office:value="26.3253" calcext:value-type="float">
            <text:p>26,3253</text:p>
          </table:table-cell>
          <table:table-cell office:value-type="float" office:value="2.929" calcext:value-type="float">
            <text:p>2,929</text:p>
          </table:table-cell>
          <table:table-cell office:value-type="float" office:value="150.749" calcext:value-type="float">
            <text:p>150,749</text:p>
          </table:table-cell>
          <table:table-cell office:value-type="float" office:value="26.3483" calcext:value-type="float">
            <text:p>26,3483</text:p>
          </table:table-cell>
          <table:table-cell office:value-type="float" office:value="6.812" calcext:value-type="float">
            <text:p>6,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71.361" calcext:value-type="float">
            <text:p>471,361</text:p>
          </table:table-cell>
          <table:table-cell table:style-name="ce2" office:value-type="float" office:value="21.3973" calcext:value-type="float">
            <text:p>21,39730</text:p>
          </table:table-cell>
          <table:table-cell table:style-name="ce2" office:value-type="float" office:value="1.421" calcext:value-type="float">
            <text:p>1,42100</text:p>
          </table:table-cell>
          <table:table-cell office:value-type="float" office:value="217.322" calcext:value-type="float">
            <text:p>217,322</text:p>
          </table:table-cell>
          <table:table-cell office:value-type="float" office:value="24.7598" calcext:value-type="float">
            <text:p>24,7598</text:p>
          </table:table-cell>
          <table:table-cell office:value-type="float" office:value="2.981" calcext:value-type="float">
            <text:p>2,981</text:p>
          </table:table-cell>
          <table:table-cell office:value-type="float" office:value="239.623" calcext:value-type="float">
            <text:p>239,623</text:p>
          </table:table-cell>
          <table:table-cell office:value-type="float" office:value="24.3355" calcext:value-type="float">
            <text:p>24,3355</text:p>
          </table:table-cell>
          <table:table-cell office:value-type="float" office:value="6.831" calcext:value-type="float">
            <text:p>6,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43.142" calcext:value-type="float">
            <text:p>443,142</text:p>
          </table:table-cell>
          <table:table-cell table:style-name="ce2" office:value-type="float" office:value="21.6654" calcext:value-type="float">
            <text:p>21,66540</text:p>
          </table:table-cell>
          <table:table-cell table:style-name="ce2" office:value-type="float" office:value="1.416" calcext:value-type="float">
            <text:p>1,41600</text:p>
          </table:table-cell>
          <table:table-cell office:value-type="float" office:value="215.928" calcext:value-type="float">
            <text:p>215,928</text:p>
          </table:table-cell>
          <table:table-cell office:value-type="float" office:value="24.7877" calcext:value-type="float">
            <text:p>24,7877</text:p>
          </table:table-cell>
          <table:table-cell office:value-type="float" office:value="2.99" calcext:value-type="float">
            <text:p>2,99</text:p>
          </table:table-cell>
          <table:table-cell office:value-type="float" office:value="226.968" calcext:value-type="float">
            <text:p>226,968</text:p>
          </table:table-cell>
          <table:table-cell office:value-type="float" office:value="24.5711" calcext:value-type="float">
            <text:p>24,5711</text:p>
          </table:table-cell>
          <table:table-cell office:value-type="float" office:value="6.882" calcext:value-type="float">
            <text:p>6,8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0" number:min-integer-digits="4" number:grouping="true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000-00-00T00:00:01.7599080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6-20T11:36:53.646255504</meta:creation-date>
    <dc:date>2015-06-20T13:53:58.448133520</dc:date>
    <dc:creator>Gaston </dc:creator>
    <meta:editing-duration>P0D</meta:editing-duration>
    <meta:editing-cycles>3</meta:editing-cycles>
    <meta:generator>LibreOffice/4.1.3.2$Linux_X86_64 LibreOffice_project/410m0$Build-2</meta:generator>
    <meta:document-statistic meta:table-count="1" meta:cell-count="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426cm" svg:y="0.316cm" chart:style-name="ch2">
          <text:p>ECM</text:p>
        </chart:title>
        <chart:subtitle svg:x="7.466cm" svg:y="1.275cm" chart:style-name="ch3">
          <text:p>K = 4</text:p>
        </chart:subtitle>
        <chart:legend chart:legend-position="end" svg:x="14.026cm" svg:y="3.705cm" style:legend-expansion="high" chart:style-name="ch4"/>
        <chart:plot-area chart:style-name="ch5" table:cell-range-address="Hoja1.A2:Hoja1.B4 Hoja1.B1:Hoja1.B1 Hoja1.E1:Hoja1.E4 Hoja1.H1:Hoja1.H4" chart:data-source-has-labels="both" svg:x="0.769cm" svg:y="2.318cm" svg:width="12.619cm" svg:height="6.087cm">
          <chartooo:coordinate-region svg:x="1.576cm" svg:y="2.517cm" svg:width="11.812cm" svg:height="5.241cm"/>
          <chart:axis chart:dimension="x" chart:name="primary-x" chart:style-name="ch6" chartooo:axis-type="auto">
            <chartooo:date-scale/>
            <chart:categories table:cell-range-address="Hoja1.A2:Hoja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4" chart:label-cell-address="Hoja1.B1:Hoja1.B1" chart:class="chart:bar">
            <chart:data-point chart:repeated="3"/>
          </chart:series>
          <chart:series chart:style-name="ch10" chart:values-cell-range-address="Hoja1.E2:Hoja1.E4" chart:label-cell-address="Hoja1.E1:Hoja1.E1" chart:class="chart:bar">
            <chart:data-point chart:repeated="3"/>
          </chart:series>
          <chart:series chart:style-name="ch11" chart:values-cell-range-address="Hoja1.H2:Hoja1.H4" chart:label-cell-address="Hoja1.H1:Hoja1.H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B1:Hoja1.B1</svg:desc>
                </draw:g>
              </table:table-cell>
              <table:table-cell office:value-type="string">
                <text:p>Bilineal</text:p>
                <draw:g>
                  <svg:desc>Hoja1.E1:Hoja1.E1</svg:desc>
                </draw:g>
              </table:table-cell>
              <table:table-cell office:value-type="string">
                <text:p>Splines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4</svg:desc>
                </draw:g>
              </table:table-cell>
              <table:table-cell office:value-type="float" office:value="300.066">
                <text:p>300.066</text:p>
                <draw:g>
                  <svg:desc>Hoja1.B2:Hoja1.B4</svg:desc>
                </draw:g>
              </table:table-cell>
              <table:table-cell office:value-type="float" office:value="151.549">
                <text:p>151.549</text:p>
                <draw:g>
                  <svg:desc>Hoja1.E2:Hoja1.E4</svg:desc>
                </draw:g>
              </table:table-cell>
              <table:table-cell office:value-type="float" office:value="150.749">
                <text:p>150.749</text:p>
                <draw:g>
                  <svg:desc>Hoja1.H2:Hoja1.H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1.361">
                <text:p>471.361</text:p>
              </table:table-cell>
              <table:table-cell office:value-type="float" office:value="217.322">
                <text:p>217.322</text:p>
              </table:table-cell>
              <table:table-cell office:value-type="float" office:value="239.623">
                <text:p>239.6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43.142">
                <text:p>443.142</text:p>
              </table:table-cell>
              <table:table-cell office:value-type="float" office:value="215.928">
                <text:p>215.928</text:p>
              </table:table-cell>
              <table:table-cell office:value-type="float" office:value="226.968">
                <text:p>226.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307cm" svg:y="0.316cm" chart:style-name="ch2">
          <text:p>PSNR</text:p>
        </chart:title>
        <chart:subtitle svg:x="7.466cm" svg:y="1.275cm" chart:style-name="ch3">
          <text:p>K = 4</text:p>
        </chart:subtitle>
        <chart:legend chart:legend-position="end" svg:x="14.026cm" svg:y="3.705cm" style:legend-expansion="high" chart:style-name="ch4"/>
        <chart:plot-area chart:style-name="ch5" table:cell-range-address="Hoja1.A2:Hoja1.A4 Hoja1.C1:Hoja1.C4 Hoja1.F1:Hoja1.F4 Hoja1.I1:Hoja1.I4" chart:data-source-has-labels="both" svg:x="0.769cm" svg:y="2.318cm" svg:width="12.619cm" svg:height="6.087cm">
          <chartooo:coordinate-region svg:x="1.39cm" svg:y="2.517cm" svg:width="11.998cm" svg:height="5.241cm"/>
          <chart:axis chart:dimension="x" chart:name="primary-x" chart:style-name="ch6" chartooo:axis-type="auto">
            <chartooo:date-scale/>
            <chart:categories table:cell-range-address="Hoja1.A2:Hoja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C2:Hoja1.C4" chart:label-cell-address="Hoja1.C1:Hoja1.C1" chart:class="chart:bar">
            <chart:data-point chart:repeated="3"/>
          </chart:series>
          <chart:series chart:style-name="ch10" chart:values-cell-range-address="Hoja1.F2:Hoja1.F4" chart:label-cell-address="Hoja1.F1:Hoja1.F1" chart:class="chart:bar">
            <chart:data-point chart:repeated="3"/>
          </chart:series>
          <chart:series chart:style-name="ch11" chart:values-cell-range-address="Hoja1.I2:Hoja1.I4" chart:label-cell-address="Hoja1.I1:Hoja1.I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C1:Hoja1.C1</svg:desc>
                </draw:g>
              </table:table-cell>
              <table:table-cell office:value-type="string">
                <text:p>Bilineal</text:p>
                <draw:g>
                  <svg:desc>Hoja1.F1:Hoja1.F1</svg:desc>
                </draw:g>
              </table:table-cell>
              <table:table-cell office:value-type="string">
                <text:p>Spline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4</svg:desc>
                </draw:g>
              </table:table-cell>
              <table:table-cell office:value-type="float" office:value="23.3586">
                <text:p>23.3586</text:p>
                <draw:g>
                  <svg:desc>Hoja1.C2:Hoja1.C4</svg:desc>
                </draw:g>
              </table:table-cell>
              <table:table-cell office:value-type="float" office:value="26.3253">
                <text:p>26.3253</text:p>
                <draw:g>
                  <svg:desc>Hoja1.F2:Hoja1.F4</svg:desc>
                </draw:g>
              </table:table-cell>
              <table:table-cell office:value-type="float" office:value="26.3483">
                <text:p>26.3483</text:p>
                <draw:g>
                  <svg:desc>Hoja1.I2:Hoja1.I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.3973">
                <text:p>21.3973</text:p>
              </table:table-cell>
              <table:table-cell office:value-type="float" office:value="24.7598">
                <text:p>24.7598</text:p>
              </table:table-cell>
              <table:table-cell office:value-type="float" office:value="24.3355">
                <text:p>24.33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6654">
                <text:p>21.6654</text:p>
              </table:table-cell>
              <table:table-cell office:value-type="float" office:value="24.7877">
                <text:p>24.7877</text:p>
              </table:table-cell>
              <table:table-cell office:value-type="float" office:value="24.5711">
                <text:p>24.5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143cm" svg:y="0.316cm" chart:style-name="ch2">
          <text:p>Tiempo (256x256)</text:p>
        </chart:title>
        <chart:subtitle svg:x="7.466cm" svg:y="1.275cm" chart:style-name="ch3">
          <text:p>K = 4</text:p>
        </chart:subtitle>
        <chart:legend chart:legend-position="end" svg:x="14.026cm" svg:y="3.705cm" style:legend-expansion="high" chart:style-name="ch4"/>
        <chart:plot-area chart:style-name="ch5" table:cell-range-address="Hoja1.A2:Hoja1.A4 Hoja1.D1:Hoja1.D4 Hoja1.G1:Hoja1.G4 Hoja1.J1:Hoja1.J4" chart:data-source-has-labels="both" svg:x="0.769cm" svg:y="2.318cm" svg:width="12.619cm" svg:height="6.087cm">
          <chartooo:coordinate-region svg:x="1.205cm" svg:y="2.517cm" svg:width="12.183cm" svg:height="5.241cm"/>
          <chart:axis chart:dimension="x" chart:name="primary-x" chart:style-name="ch6" chartooo:axis-type="auto">
            <chartooo:date-scale/>
            <chart:categories table:cell-range-address="Hoja1.A2:Hoja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D2:Hoja1.D4" chart:label-cell-address="Hoja1.D1:Hoja1.D1" chart:class="chart:bar">
            <chart:data-point chart:repeated="3"/>
          </chart:series>
          <chart:series chart:style-name="ch10" chart:values-cell-range-address="Hoja1.G2:Hoja1.G4" chart:label-cell-address="Hoja1.G1:Hoja1.G1" chart:class="chart:bar">
            <chart:data-point chart:repeated="3"/>
          </chart:series>
          <chart:series chart:style-name="ch11" chart:values-cell-range-address="Hoja1.J2:Hoja1.J4" chart:label-cell-address="Hoja1.J1:Hoja1.J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D1:Hoja1.D1</svg:desc>
                </draw:g>
              </table:table-cell>
              <table:table-cell office:value-type="string">
                <text:p>Bilineal</text:p>
                <draw:g>
                  <svg:desc>Hoja1.G1:Hoja1.G1</svg:desc>
                </draw:g>
              </table:table-cell>
              <table:table-cell office:value-type="string">
                <text:p>Splines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4</svg:desc>
                </draw:g>
              </table:table-cell>
              <table:table-cell office:value-type="float" office:value="1.541">
                <text:p>1.541</text:p>
                <draw:g>
                  <svg:desc>Hoja1.D2:Hoja1.D4</svg:desc>
                </draw:g>
              </table:table-cell>
              <table:table-cell office:value-type="float" office:value="2.929">
                <text:p>2.929</text:p>
                <draw:g>
                  <svg:desc>Hoja1.G2:Hoja1.G4</svg:desc>
                </draw:g>
              </table:table-cell>
              <table:table-cell office:value-type="float" office:value="6.812">
                <text:p>6.812</text:p>
                <draw:g>
                  <svg:desc>Hoja1.J2:Hoja1.J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21">
                <text:p>1.421</text:p>
              </table:table-cell>
              <table:table-cell office:value-type="float" office:value="2.981">
                <text:p>2.981</text:p>
              </table:table-cell>
              <table:table-cell office:value-type="float" office:value="6.831">
                <text:p>6.8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16">
                <text:p>1.416</text:p>
              </table:table-cell>
              <table:table-cell office:value-type="float" office:value="2.99">
                <text:p>2.99</text:p>
              </table:table-cell>
              <table:table-cell office:value-type="float" office:value="6.882">
                <text:p>6.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